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3.1339in"/>
    </style:style>
    <style:style style:name="co5" style:family="table-column">
      <style:table-column-properties fo:break-before="auto" style:column-width="3.2945in"/>
    </style:style>
    <style:style style:name="co6" style:family="table-column">
      <style:table-column-properties fo:break-before="auto" style:column-width="3.0807in"/>
    </style:style>
    <style:style style:name="co7" style:family="table-column">
      <style:table-column-properties fo:break-before="auto" style:column-width="0.21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Part of speech</text:p>
          </table:table-cell>
          <table:table-cell table:style-name="ce1" office:value-type="string" calcext:value-type="string">
            <text:p>Gloss</text:p>
          </table:table-cell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Example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Rùó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Reach; Arrive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Éké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d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Útè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ízhụ́té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ízhụ́té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ùgwù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pec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Èchàrà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lm frond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Èchárá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el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Élé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quic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Èbèkèrè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Y (need example of noun and prepositional senses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páfụ̀ (mmadu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ance someone</text:p>
          </table:table-cell>
          <table:table-cell office:value-type="string" calcext:value-type="string">
            <text:p>is kpafa a synonym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ọ̀gbụ́ (mmadu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eat some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ụ̀gé (ih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rry something</text:p>
          </table:table-cell>
          <table:table-cell office:value-type="string" calcext:value-type="string">
            <text:p>difference b/w this and vụ́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ébó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r the weight or amount of something to reduce</text:p>
          </table:table-cell>
          <table:table-cell/>
          <table:table-cell office:value-type="string" calcext:value-type="string">
            <text:p>Jịanyị, ihebokwerụ; ọ bụ nẹ nri adịgụ mbe ọmụ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ị́bụ̀kị́tị̀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g that resembles ákụ̀ but smaller</text:p>
          </table:table-cell>
          <table:table-cell office:value-type="string" calcext:value-type="string">
            <text:p>Need pictu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́gụg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tal grille used for drying food in the kitchen</text:p>
          </table:table-cell>
          <table:table-cell office:value-type="string" calcext:value-type="string">
            <text:p>Need pictu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Ọ̀pẹ̀pẹ̀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ack above a stove for drying food</text:p>
          </table:table-cell>
          <table:table-cell office:value-type="string" calcext:value-type="string">
            <text:p>Need pictu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Ọ́sú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gredient in ịhọ</text:p>
          </table:table-cell>
          <table:table-cell office:value-type="string" calcext:value-type="string">
            <text:p>Need pictu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Ị́họ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nack, usually dried, made of egusi seed</text:p>
          </table:table-cell>
          <table:table-cell office:value-type="string" calcext:value-type="string">
            <text:p>Need pictu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ábété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know</text:p>
          </table:table-cell>
          <table:table-cell office:value-type="string" calcext:value-type="string">
            <text:p>Diff. B/w this and ímá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Áshwánwá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ay before yesterda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21:48:36.271200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5-07T22:42:44.367664910</dc:date>
    <dc:creator>oge </dc:creator>
    <meta:editing-duration>P0D</meta:editing-duration>
    <meta:editing-cycles>1</meta:editing-cycles>
    <meta:document-statistic meta:table-count="1" meta:cell-count="83" meta:object-count="0"/>
  </office:meta>
</office:document-meta>
</file>